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Heading_20_1">
      <style:text-properties officeooo:rsid="001d885a" officeooo:paragraph-rsid="001d885a"/>
    </style:style>
    <style:style style:name="P99" style:family="paragraph" style:parent-style-name="Heading_20_1">
      <style:paragraph-properties fo:break-before="page"/>
      <style:text-properties officeooo:rsid="002fab06" officeooo:paragraph-rsid="002fab06"/>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3a954f" officeooo:paragraph-rsid="003a954f"/>
    </style:style>
    <style:style style:name="P102" style:family="paragraph" style:parent-style-name="Heading_20_1">
      <style:paragraph-properties fo:break-before="page"/>
      <style:text-properties officeooo:rsid="003b45b1" officeooo:paragraph-rsid="003b45b1"/>
    </style:style>
    <style:style style:name="P103" style:family="paragraph" style:parent-style-name="Heading_20_1">
      <style:paragraph-properties fo:break-before="page"/>
      <style:text-properties officeooo:rsid="0046ac35" officeooo:paragraph-rsid="0046ac35"/>
    </style:style>
    <style:style style:name="P104" style:family="paragraph" style:parent-style-name="Heading_20_1">
      <style:text-properties officeooo:rsid="0048e340" officeooo:paragraph-rsid="0048e340"/>
    </style:style>
    <style:style style:name="P105" style:family="paragraph" style:parent-style-name="Heading_20_1">
      <style:paragraph-properties fo:break-before="page"/>
      <style:text-properties officeooo:rsid="004cb78a" officeooo:paragraph-rsid="004cb78a"/>
    </style:style>
    <style:style style:name="P106" style:family="paragraph" style:parent-style-name="Heading_20_1">
      <style:paragraph-properties fo:break-before="page"/>
      <style:text-properties officeooo:rsid="005ce7e0" officeooo:paragraph-rsid="005ce7e0"/>
    </style:style>
    <style:style style:name="P107" style:family="paragraph" style:parent-style-name="Heading_20_1">
      <style:text-properties style:use-window-font-color="true" loext:opacity="0%" officeooo:rsid="001d885a" officeooo:paragraph-rsid="006889c2"/>
    </style:style>
    <style:style style:name="P108" style:family="paragraph" style:parent-style-name="Heading_20_1">
      <style:text-properties officeooo:rsid="006889c2" officeooo:paragraph-rsid="006889c2"/>
    </style:style>
    <style:style style:name="P109" style:family="paragraph" style:parent-style-name="Heading_20_1">
      <style:paragraph-properties fo:break-before="page"/>
      <style:text-properties officeooo:rsid="006b474e" officeooo:paragraph-rsid="006b474e"/>
    </style:style>
    <style:style style:name="P110" style:family="paragraph" style:parent-style-name="Heading_20_1">
      <style:text-properties officeooo:rsid="006fa768" officeooo:paragraph-rsid="006fa768"/>
    </style:style>
    <style:style style:name="P111"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12" style:family="paragraph" style:parent-style-name="Heading_20_2">
      <style:text-properties officeooo:rsid="001e65ea" officeooo:paragraph-rsid="001e65ea"/>
    </style:style>
    <style:style style:name="P113" style:family="paragraph" style:parent-style-name="Heading_20_2">
      <style:paragraph-properties fo:break-before="page"/>
      <style:text-properties officeooo:rsid="0025dd2f" officeooo:paragraph-rsid="0025dd2f"/>
    </style:style>
    <style:style style:name="P114" style:family="paragraph" style:parent-style-name="Heading_20_2">
      <style:paragraph-properties fo:break-before="page"/>
      <style:text-properties officeooo:rsid="00288941" officeooo:paragraph-rsid="00288941"/>
    </style:style>
    <style:style style:name="P115" style:family="paragraph" style:parent-style-name="Standard" style:list-style-name="L3">
      <style:text-properties officeooo:rsid="002de917" officeooo:paragraph-rsid="002de917"/>
    </style:style>
    <style:style style:name="P116" style:family="paragraph" style:parent-style-name="Standard" style:list-style-name="L3">
      <style:text-properties style:use-window-font-color="true" loext:opacity="0%" officeooo:rsid="002de917" officeooo:paragraph-rsid="002de917"/>
    </style:style>
    <style:style style:name="P117" style:family="paragraph" style:parent-style-name="Text_20_body" style:list-style-name="L1">
      <style:text-properties officeooo:paragraph-rsid="001d885a"/>
    </style:style>
    <style:style style:name="P118" style:family="paragraph" style:parent-style-name="Text_20_body" style:list-style-name="L1">
      <style:text-properties officeooo:rsid="001d885a" officeooo:paragraph-rsid="001d885a"/>
    </style:style>
    <style:style style:name="P119" style:family="paragraph" style:parent-style-name="Text_20_body" style:list-style-name="L1">
      <style:text-properties officeooo:rsid="001d885a" officeooo:paragraph-rsid="001e65ea"/>
    </style:style>
    <style:style style:name="P120" style:family="paragraph" style:parent-style-name="Text_20_body" style:list-style-name="L1">
      <style:text-properties officeooo:rsid="001e65ea" officeooo:paragraph-rsid="001e65ea"/>
    </style:style>
    <style:style style:name="P121" style:family="paragraph" style:parent-style-name="Text_20_body" style:list-style-name="L1">
      <style:text-properties officeooo:rsid="0022312f" officeooo:paragraph-rsid="0022312f"/>
    </style:style>
    <style:style style:name="P122" style:family="paragraph" style:parent-style-name="Text_20_body" style:list-style-name="L1">
      <style:text-properties officeooo:rsid="00220878" officeooo:paragraph-rsid="00220878"/>
    </style:style>
    <style:style style:name="P123" style:family="paragraph" style:parent-style-name="Text_20_body" style:list-style-name="L1">
      <style:text-properties officeooo:rsid="0023ed55" officeooo:paragraph-rsid="0023ed55"/>
    </style:style>
    <style:style style:name="P124" style:family="paragraph" style:parent-style-name="Text_20_body" style:list-style-name="L2">
      <style:text-properties officeooo:rsid="00288941" officeooo:paragraph-rsid="00288941"/>
    </style:style>
    <style:style style:name="P125" style:family="paragraph" style:parent-style-name="Text_20_body" style:list-style-name="L3">
      <style:text-properties officeooo:rsid="002de917" officeooo:paragraph-rsid="002de917"/>
    </style:style>
    <style:style style:name="P126" style:family="paragraph" style:parent-style-name="Text_20_body" style:list-style-name="L3">
      <style:text-properties style:use-window-font-color="true" loext:opacity="0%" officeooo:paragraph-rsid="002de917"/>
    </style:style>
    <style:style style:name="P127" style:family="paragraph" style:parent-style-name="Text_20_body" style:list-style-name="L4">
      <style:text-properties officeooo:rsid="002fab06" officeooo:paragraph-rsid="002fab06"/>
    </style:style>
    <style:style style:name="P128" style:family="paragraph" style:parent-style-name="Text_20_body">
      <style:paragraph-properties>
        <style:tab-stops>
          <style:tab-stop style:position="4.643cm"/>
        </style:tab-stops>
      </style:paragraph-properties>
      <style:text-properties officeooo:paragraph-rsid="007114fe"/>
    </style:style>
    <style:style style:name="P129" style:family="paragraph" style:parent-style-name="Text_20_body">
      <style:text-properties officeooo:paragraph-rsid="006fa768"/>
    </style:style>
    <style:style style:name="P130" style:family="paragraph">
      <style:paragraph-properties style:text-autospace="none"/>
    </style:style>
    <style:style style:name="P131" style:family="paragraph">
      <loext:graphic-properties draw:fill="solid" draw:fill-color="#729fcf"/>
      <style:paragraph-properties style:text-autospace="none" style:writing-mode="lr-tb"/>
      <style:text-properties style:use-window-font-color="true" loext:opacity="0%" fo:font-size="12pt"/>
    </style:style>
    <style:style style:name="P132" style:family="paragraph">
      <loext:graphic-properties draw:fill="solid" draw:fill-color="#729fcf"/>
      <style:paragraph-properties style:writing-mode="lr-tb"/>
    </style:style>
    <style:style style:name="P133" style:family="paragraph">
      <loext:graphic-properties draw:fill="solid" draw:fill-color="#729fcf"/>
      <style:paragraph-properties style:text-autospace="none" style:writing-mode="lr-tb"/>
      <style:text-properties fo:color="#000000" loext:opacity="100%" fo:font-size="12pt"/>
    </style:style>
    <style:style style:name="P134" style:family="paragraph">
      <loext:graphic-properties draw:fill="none" draw:fill-color="#ffffff"/>
      <style:paragraph-properties style:writing-mode="lr-tb"/>
      <style:text-properties fo:color="#000000" loext:opacity="100%"/>
    </style:style>
    <style:style style:name="P135" style:family="paragraph">
      <loext:graphic-properties draw:fill="solid" draw:fill-color="#b2b2b2"/>
      <style:paragraph-properties style:text-autospace="none" style:writing-mode="lr-tb"/>
      <style:text-properties style:use-window-font-color="true" loext:opacity="0%" fo:font-size="12pt"/>
    </style:style>
    <style:style style:name="P136" style:family="paragraph">
      <loext:graphic-properties draw:fill="solid" draw:fill-color="#729fcf"/>
      <style:paragraph-properties style:writing-mode="lr-tb"/>
      <style:text-properties fo:font-size="9pt" style:font-size-asian="9pt" style:font-size-complex="9pt"/>
    </style:style>
    <style:style style:name="P137" style:family="paragraph">
      <loext:graphic-properties draw:fill="solid" draw:fill-color="#999999"/>
      <style:paragraph-properties style:writing-mode="lr-tb"/>
      <style:text-properties fo:font-size="9pt" style:font-size-asian="9pt" style:font-size-complex="9pt"/>
    </style:style>
    <style:style style:name="P138" style:family="paragraph">
      <loext:graphic-properties draw:fill="solid" draw:fill-color="#cccccc"/>
      <style:paragraph-properties style:text-autospace="none" style:writing-mode="lr-tb"/>
      <style:text-properties fo:font-size="12pt"/>
    </style:style>
    <style:style style:name="P139" style:family="paragraph">
      <loext:graphic-properties draw:fill="solid" draw:fill-color="#729fcf"/>
      <style:paragraph-properties style:writing-mode="lr-tb"/>
      <style:text-properties fo:font-size="10.5pt" style:font-size-asian="10.5pt" style:font-size-complex="10.5pt"/>
    </style:style>
    <style:style style:name="P140" style:family="paragraph">
      <loext:graphic-properties draw:fill="solid" draw:fill-color="#666666"/>
      <style:paragraph-properties style:text-autospace="none" style:writing-mode="lr-tb"/>
      <style:text-properties fo:font-size="12pt"/>
    </style:style>
    <style:style style:name="P141" style:family="paragraph">
      <loext:graphic-properties draw:fill="solid" draw:fill-color="#729fcf"/>
      <style:paragraph-properties style:text-autospace="none" style:writing-mode="lr-tb"/>
      <style:text-properties fo:font-size="12pt"/>
    </style:style>
    <style:style style:name="P142" style:family="paragraph">
      <loext:graphic-properties draw:fill="none" draw:fill-color="#ffffff"/>
      <style:paragraph-properties style:writing-mode="lr-tb"/>
    </style:style>
    <style:style style:name="P143" style:family="paragraph">
      <loext:graphic-properties draw:fill="none" draw:fill-color="#ffffff"/>
      <style:paragraph-properties style:text-autospace="none" style:writing-mode="lr-tb"/>
      <style:text-properties fo:font-size="12pt"/>
    </style:style>
    <style:style style:name="P144" style:family="paragraph">
      <loext:graphic-properties draw:fill="solid" draw:fill-color="#dddddd"/>
      <style:paragraph-properties style:text-autospace="none" style:writing-mode="lr-tb"/>
      <style:text-properties fo:font-size="12pt"/>
    </style:style>
    <style:style style:name="P145" style:family="paragraph">
      <loext:graphic-properties draw:fill="solid" draw:fill-color="#dddddd"/>
      <style:paragraph-properties style:text-autospace="none" style:writing-mode="lr-tb"/>
      <style:text-properties fo:color="#000000" loext:opacity="100%" fo:font-size="12pt"/>
    </style:style>
    <style:style style:name="P14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officeooo:rsid="007585f8"/>
    </style:style>
    <style:style style:name="T58" style:family="text">
      <style:text-properties style:use-window-font-color="true" loext:opacity="0%" style:font-name="JetBrains Mono1" fo:font-size="10pt" style:font-name-asian="JetBrains Mono1" style:font-size-asian="10pt" style:font-name-complex="JetBrains Mono1" style:font-size-complex="10pt"/>
    </style:style>
    <style:style style:name="T59"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0" style:family="text">
      <style:text-properties fo:color="#000000" loext:opacity="100%" fo:font-size="10pt" style:font-size-asian="10pt" style:font-size-complex="10pt"/>
    </style:style>
    <style:style style:name="T61" style:family="text">
      <style:text-properties fo:color="#000000" loext:opacity="100%" style:font-name="JetBrains Mono1" fo:font-size="10pt" style:font-name-asian="JetBrains Mono1" style:font-size-asian="10pt" style:font-name-complex="JetBrains Mono1" style:font-size-complex="10pt"/>
    </style:style>
    <style:style style:name="T6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3" style:family="text">
      <style:text-properties fo:color="#c9211e" loext:opacity="100%" style:font-name="JetBrains Mono1" fo:font-size="10pt" style:font-name-asian="JetBrains Mono1" style:font-size-asian="10pt" style:font-name-complex="JetBrains Mono1" style:font-size-complex="10pt"/>
    </style:style>
    <style:style style:name="T64"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5" style:family="text">
      <style:text-properties fo:font-size="9pt" style:font-size-asian="9pt" style:font-size-complex="9pt"/>
    </style:style>
    <style:style style:name="T66" style:family="text">
      <style:text-properties fo:color="#cc7832" loext:opacity="100%" style:font-name="JetBrains Mono1" fo:font-size="10pt" style:font-name-asian="JetBrains Mono1" style:font-size-asian="10pt" style:font-name-complex="JetBrains Mono1" style:font-size-complex="10pt"/>
    </style:style>
    <style:style style:name="T67" style:family="text">
      <style:text-properties fo:color="#a9b7c6" loext:opacity="100%" style:font-name="JetBrains Mono1" fo:font-size="10pt" style:font-name-asian="JetBrains Mono1" style:font-size-asian="10pt" style:font-name-complex="JetBrains Mono1" style:font-size-complex="10pt"/>
    </style:style>
    <style:style style:name="T68" style:family="text">
      <style:text-properties fo:color="#6a8759" loext:opacity="100%" style:font-name="JetBrains Mono1" fo:font-size="10pt" style:font-name-asian="JetBrains Mono1" style:font-size-asian="10pt" style:font-name-complex="JetBrains Mono1" style:font-size-complex="10pt"/>
    </style:style>
    <style:style style:name="T69" style:family="text">
      <style:text-properties fo:font-size="10.5pt" style:font-size-asian="10.5pt" style:font-size-complex="10.5pt"/>
    </style:style>
    <style:style style:name="T70" style:family="text">
      <style:text-properties fo:color="#bbb529" loext:opacity="100%" style:font-name="JetBrains Mono1" fo:font-size="10pt" style:font-name-asian="JetBrains Mono1" style:font-size-asian="10pt" style:font-name-complex="JetBrains Mono1" style:font-size-complex="10pt"/>
    </style:style>
    <style:style style:name="T71"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2" style:family="text">
      <style:text-properties fo:color="#9876aa" loext:opacity="100%" style:font-name="JetBrains Mono1" fo:font-size="10pt" style:font-name-asian="JetBrains Mono1" style:font-size-asian="10pt" style:font-name-complex="JetBrains Mono1" style:font-size-complex="10pt"/>
    </style:style>
    <style:style style:name="T73" style:family="text">
      <style:text-properties fo:color="#ffc66d" loext:opacity="100%" style:font-name="JetBrains Mono1" fo:font-size="10pt" style:font-name-asian="JetBrains Mono1" style:font-size-asian="10pt" style:font-name-complex="JetBrains Mono1" style:font-size-complex="10pt"/>
    </style:style>
    <style:style style:name="T74"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Section 7 Web Development with Spring MVC</text:h>
      <text:p text:style-name="P2"/>
      <text:h text:style-name="P11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4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2645306" text:style-name="L1">
        <text:list-item>
          <text:p text:style-name="P118">I created a Maven project using <text:a xlink:type="simple" xlink:href="https://start.spring.io/" text:style-name="Internet_20_link" text:visited-style-name="Visited_20_Internet_20_Link">https://start.spring.io/</text:a></text:p>
          <text:list>
            <text:list-item>
              <text:p text:style-name="P118">java -. maven – 2.7.8 - </text:p>
            </text:list-item>
            <text:list-item>
              <text:p text:style-name="P118">&lt;groupId&gt;guru.springframework&lt;/groupId&gt;</text:p>
            </text:list-item>
            <text:list-item>
              <text:p text:style-name="P118">&lt;artifactId&gt;recipe&lt;/artifactId&gt;</text:p>
            </text:list-item>
            <text:list-item>
              <text:p text:style-name="P118"><text:tab/>&lt;name&gt;recipe&lt;/name&gt;</text:p>
            </text:list-item>
            <text:list-item>
              <text:p text:style-name="P118"><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4823085042331" text:continue-numbering="true" text:style-name="L1">
        <text:list-item>
          <text:p text:style-name="P119">Named my project folder same as artifactId – recipe</text:p>
        </text:list-item>
        <text:list-item>
          <text:p text:style-name="P120">extracted contents to the project’s current location.</text:p>
        </text:list-item>
        <text:list-item>
          <text:p text:style-name="P117"><text:span text:style-name="T2">made it a git </text:span><text:span text:style-name="T1">reposotory,a README.md,</text:span><text:span text:style-name="T2">created a master branch and an .gitignore file</text:span></text:p>
          <text:list>
            <text:list-header>
              <text:p text:style-name="P118">&gt; git init</text:p>
              <text:p text:style-name="P118">&gt;git switch -c master</text:p>
            </text:list-header>
            <text:list-item>
              <text:p text:style-name="P121">&gt; add and commit changes</text:p>
            </text:list-item>
            <text:list-item>
              <text:p text:style-name="P121">&gt; git add .</text:p>
            </text:list-item>
            <text:list-item>
              <text:p text:style-name="P121">&gt; git commit -m “add recipe project”</text:p>
            </text:list-item>
          </text:list>
        </text:list-item>
        <text:list-item>
          <text:p text:style-name="P120">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4821910933225" text:continue-numbering="true" text:style-name="L1">
        <text:list-item>
          <text:p text:style-name="P120">Pushed my local master branch to gitub.</text:p>
          <text:list>
            <text:list-header>
              <text:p text:style-name="P122">&gt; git push origin master</text:p>
            </text:list-header>
          </text:list>
        </text:list-item>
        <text:list-item>
          <text:p text:style-name="P123">open project in IDE (IntelliJ) and commit changes to this file</text:p>
        </text:list-item>
      </text:list>
      <text:p text:style-name="P4"/>
      <text:h text:style-name="P11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4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14" text:outline-level="2">Lesson 101 Create Index Page</text:h>
      <text:p text:style-name="P36"/>
      <text:list xml:id="list727693241" text:style-name="L2">
        <text:list-item>
          <text:p text:style-name="P124">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1" draw:text-style-name="P144" svg:width="14.394cm" svg:height="8.633cm" svg:x="0cm" svg:y="0cm"><draw:text-box><text:p text:style-name="P130"><text:span text:style-name="T61">package guru.springframework.controllers;</text:span><text:span text:style-name="T61"><text:line-break/></text:span><text:span text:style-name="T61"><text:line-break/></text:span><text:span text:style-name="T61">import org.springframework.stereotype.Controller;</text:span><text:span text:style-name="T61"><text:line-break/></text:span><text:span text:style-name="T61">import org.springframework.web.bind.annotation.RequestMapping;</text:span><text:span text:style-name="T61"><text:line-break/></text:span><text:span text:style-name="T61"><text:line-break/></text:span><text:span text:style-name="T61">/*</text:span><text:span text:style-name="T61"><text:line-break/></text:span><text:span text:style-name="T61"> <text:s text:c="3"/>Tells Spring that this is a Bean</text:span><text:span text:style-name="T61"><text:line-break/></text:span><text:span text:style-name="T61"> */</text:span><text:span text:style-name="T61"><text:line-break/></text:span><text:span text:style-name="T61">@Controller</text:span><text:span text:style-name="T61"><text:line-break/></text:span><text:span text:style-name="T61">public class IndexController {</text:span><text:span text:style-name="T61"><text:line-break/></text:span><text:span text:style-name="T61"><text:line-break/></text:span><text:span text:style-name="T61"> <text:s text:c="3"/>/*</text:span><text:span text:style-name="T61"><text:line-break/></text:span><text:span text:style-name="T61"> <text:s text:c="7"/>@RequestMapping({"","/","/index"}) is the URL path to the index.html page</text:span><text:span text:style-name="T61"><text:line-break/></text:span><text:span text:style-name="T61"> <text:s text:c="6"/>return "index" name must match the actual htm file name</text:span><text:span text:style-name="T61"><text:line-break/></text:span><text:span text:style-name="T61"> <text:s text:c="4"/>*/</text:span><text:span text:style-name="T61"><text:line-break/></text:span><text:span text:style-name="T61"> <text:s text:c="3"/>@RequestMapping({"","/","/index"})</text:span><text:span text:style-name="T61"><text:line-break/></text:span><text:span text:style-name="T61"> <text:s text:c="3"/>public String getIndexPage(){</text:span><text:span text:style-name="T61"><text:line-break/></text:span><text:span text:style-name="T61"> <text:s text:c="7"/>return "index";</text:span><text:span text:style-name="T61"><text:line-break/></text:span><text:span text:style-name="T61"> <text:s text:c="3"/>}</text:span><text:span text:style-name="T61"><text:line-break/></text:span><text:span text:style-name="T61">}</text:span><text:span text:style-name="T67"><text:line-break/></text:span><text:span text:style-name="T67"/></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04822919496658" text:continue-numbering="true" text:style-name="L2">
        <text:list-item>
          <text:p text:style-name="P124">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45" svg:width="10.133cm" svg:height="5.89cm" svg:x="0cm" svg:y="0cm"><draw:text-box><text:p text:style-name="P130"><text:span text:style-name="T61">&lt;!DOCTYPE html&gt;</text:span><text:span text:style-name="T61"><text:line-break/></text:span><text:span text:style-name="T61">&lt;html lang="en" xmlns:th="http://www.thymeleaf.org"&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lt;/body&gt;</text:span><text:span text:style-name="T61"><text:line-break/></text:span><text:span text:style-name="T6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0" draw:text-style-name="P132"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29" draw:text-style-name="P132"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28" draw:text-style-name="P132"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7" draw:text-style-name="P132"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3876423481" text:style-name="L3">
        <text:list-item>
          <text:p text:style-name="P125">see use of tags when craeting the entities on the object model</text:p>
          <text:list>
            <text:list-item>
              <text:p text:style-name="P125">@Entity – class is an entity</text:p>
            </text:list-item>
            <text:list-item>
              <text:p text:style-name="P125">@ID – primary key for the entity</text:p>
            </text:list-item>
            <text:list-item>
              <text:p text:style-name="P126"><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15">@OneToOne – a One to one relationship</text:p>
            </text:list-item>
            <text:list-item>
              <text:p text:style-name="P116"><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99"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3914062728" text:style-name="L4">
        <text:list-item>
          <text:p text:style-name="P127">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6" draw:text-style-name="P132"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104823783370398" text:continue-numbering="true" text:style-name="L4">
        <text:list-item>
          <text:list>
            <text:list-item>
              <text:p text:style-name="P127">Engredient – Recipe (* - 1) many-to-one – só you will have a Recipy reference variable in the EntityObject</text:p>
            </text:list-item>
          </text:list>
        </text:list-item>
      </text:list>
      <text:p text:style-name="P41"/>
      <text:p text:style-name="P41"><draw:frame text:anchor-type="paragraph" draw:z-index="20" draw:name="Text Frame 2" draw:style-name="gr25" draw:text-style-name="P132"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6" draw:text-style-name="P132"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5" draw:text-style-name="P132"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00"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4" draw:text-style-name="P143" svg:width="13.327cm" svg:height="10.776cm" svg:x="0cm" svg:y="0cm"><draw:text-box><text:p text:style-name="P130"><text:span text:style-name="T70">@Entity</text:span><text:span text:style-name="T70"><text:line-break/></text:span><text:span text:style-name="T66">public class </text:span><text:span text:style-name="T67">Ingredient {</text:span></text:p><text:p text:style-name="P130"><text:span text:style-name="T67">..</text:span></text:p><text:p text:style-name="P130"><text:span text:style-name="T67"><text:s text:c="3"/></text:span><text:span text:style-name="T74">/*</text:span><text:span text:style-name="T74"><text:line-break/></text:span><text:span text:style-name="T74"> <text:s/>FetchType is EAGER by default.</text:span><text:span text:style-name="T74"><text:line-break/></text:span><text:span text:style-name="T74"> <text:s/>This is just a way to show other developers the intent</text:span><text:span text:style-name="T74"><text:line-break/></text:span><text:span text:style-name="T74"> <text:s/>Tells Hibernate I want you to get it every time.</text:span><text:span text:style-name="T74"><text:line-break/></text:span><text:span text:style-name="T74">*/</text:span><text:span text:style-name="T74"><text:line-break/></text:span><text:span text:style-name="T74"> <text:s text:c="2"/></text:span><text:span text:style-name="T70">@OneToOne</text:span><text:span text:style-name="T67">(fetch=FetchType.</text:span><text:span text:style-name="T71">EAGER</text:span><text:span text:style-name="T67">)</text:span><text:span text:style-name="T67"><text:line-break/></text:span><text:span text:style-name="T67"> <text:s text:c="2"/></text:span><text:span text:style-name="T66">private </text:span><text:span text:style-name="T67">UnitOfMeasure </text:span><text:span text:style-name="T72">uom</text:span><text:span text:style-name="T66">;</text:span></text:p><text:p text:style-name="P130"><text:span text:style-name="T66"/></text:p><text:p text:style-name="P130"><text:span text:style-name="T66"/></text:p><text:p text:style-name="P130"><text:span text:style-name="T66">…</text:span></text:p><text:p text:style-name="P130"><text:span text:style-name="T66"/></text:p><text:p text:style-name="P130"><text:span text:style-name="T66">public </text:span><text:span text:style-name="T67">UnitOfMeasure </text:span><text:span text:style-name="T73">getUom</text:span><text:span text:style-name="T67">() {</text:span><text:span text:style-name="T67"><text:line-break/></text:span><text:span text:style-name="T67"> <text:s text:c="3"/></text:span><text:span text:style-name="T66">return </text:span><text:span text:style-name="T72">uom</text:span><text:span text:style-name="T66">;</text:span><text:span text:style-name="T66"><text:line-break/></text:span><text:span text:style-name="T67">}</text:span><text:span text:style-name="T67"><text:line-break/></text:span><text:span text:style-name="T67"><text:line-break/></text:span><text:span text:style-name="T66">public void </text:span><text:span text:style-name="T73">setUom</text:span><text:span text:style-name="T67">(UnitOfMeasure uom) {</text:span><text:span text:style-name="T67"><text:line-break/></text:span><text:span text:style-name="T67"> <text:s text:c="3"/></text:span><text:span text:style-name="T66">this</text:span><text:span text:style-name="T67">.</text:span><text:span text:style-name="T72">uom </text:span><text:span text:style-name="T67">= uom</text:span><text:span text:style-name="T66">;</text:span><text:span text:style-name="T66"><text:line-break/></text:span><text:span text:style-name="T67">}</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42" svg:width="16.232cm" svg:height="13.154cm" svg:x="0cm" svg:y="0cm"><draw:text-box><text:p text:style-name="P130"><text:span text:style-name="T66">package </text:span><text:span text:style-name="T67">guru.springframework.domain</text:span><text:span text:style-name="T66">;</text:span><text:span text:style-name="T66"><text:line-break/></text:span><text:span text:style-name="T66"><text:line-break/></text:span><text:span text:style-name="T66">import </text:span><text:span text:style-name="T67">javax.persistence.*</text:span><text:span text:style-name="T66">;</text:span><text:span text:style-name="T66"><text:line-break/></text:span><text:span text:style-name="T66"><text:line-break/></text:span><text:span text:style-name="T70">@Entity</text:span><text:span text:style-name="T70"><text:line-break/></text:span><text:span text:style-name="T66">public class </text:span><text:span text:style-name="T67">UnitOfMeasure {</text:span><text:span text:style-name="T67"><text:line-break/></text:span><text:span text:style-name="T67"><text:line-break/></text:span><text:span text:style-name="T67"> <text:s text:c="3"/></text:span><text:span text:style-name="T70">@Id</text:span><text:span text:style-name="T70"><text:line-break/></text:span><text:span text:style-name="T70"> <text:s text:c="3"/>@GeneratedValue</text:span><text:span text:style-name="T67">(strategy = GenerationType.</text:span><text:span text:style-name="T71">IDENTITY</text:span><text:span text:style-name="T67">)</text:span><text:span text:style-name="T67"><text:line-break/></text:span><text:span text:style-name="T67"> <text:s text:c="3"/></text:span><text:span text:style-name="T66">private </text:span><text:span text:style-name="T67">Long </text:span><text:span text:style-name="T72">id</text:span><text:span text:style-name="T66">;</text:span><text:span text:style-name="T66"><text:line-break/></text:span><text:span text:style-name="T66"> <text:s text:c="3"/>private </text:span><text:span text:style-name="T67">String </text:span><text:span text:style-name="T72">description</text:span><text:span text:style-name="T66">;</text:span><text:span text:style-name="T66"><text:line-break/></text:span><text:span text:style-name="T66"><text:line-break/></text:span><text:span text:style-name="T66"><text:line-break/></text:span><text:span text:style-name="T66"> <text:s text:c="3"/>public </text:span><text:span text:style-name="T67">Long </text:span><text:span text:style-name="T73">getId</text:span><text:span text:style-name="T67">() {</text:span><text:span text:style-name="T67"><text:line-break/></text:span><text:span text:style-name="T67"> <text:s text:c="7"/></text:span><text:span text:style-name="T66">return </text:span><text:span text:style-name="T72">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Id</text:span><text:span text:style-name="T67">(Long id) {</text:span><text:span text:style-name="T67"><text:line-break/></text:span><text:span text:style-name="T67"> <text:s text:c="7"/></text:span><text:span text:style-name="T66">this</text:span><text:span text:style-name="T67">.</text:span><text:span text:style-name="T72">id </text:span><text:span text:style-name="T67">= 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text:span><text:span text:style-name="T67">String </text:span><text:span text:style-name="T73">getDescription</text:span><text:span text:style-name="T67">() {</text:span><text:span text:style-name="T67"><text:line-break/></text:span><text:span text:style-name="T67"> <text:s text:c="7"/></text:span><text:span text:style-name="T66">return </text:span><text:span text:style-name="T72">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Description</text:span><text:span text:style-name="T67">(String description) {</text:span><text:span text:style-name="T67"><text:line-break/></text:span><text:span text:style-name="T67"> <text:s text:c="7"/></text:span><text:span text:style-name="T66">this</text:span><text:span text:style-name="T67">.</text:span><text:span text:style-name="T72">description </text:span><text:span text:style-name="T67">= 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text:line-break/></text:span><text:span text:style-name="T67">}</text:span><text:span text:style-name="T67"><text:line-break/></text:span><text:span text:style-name="T67"/></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01"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2" draw:text-style-name="P132"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1" draw:text-style-name="P132"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02"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39">many-to-many-jpa-example</text:span></text:a></text:p>
      <text:p text:style-name="P68"/>
      <text:p text:style-name="P68"><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7">(Recipe – Ingredient)</text:span></text:p>
      <text:p text:style-name="P16">specify a join table. <text:span text:style-name="T37">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0" draw:text-style-name="P132"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19" draw:text-style-name="P132"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4"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8">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18" draw:text-style-name="P141" svg:width="12.299cm" svg:height="2.879cm" svg:x="0.145cm" svg:y="0cm"><draw:text-box><text:p text:style-name="P130"><text:span text:style-name="T70">..</text:span></text:p><text:p text:style-name="P130"><text:span text:style-name="T70">@OneToMany</text:span><text:span text:style-name="T67">(cascade = CascadeType.</text:span><text:span text:style-name="T71">ALL</text:span><text:span text:style-name="T66">, </text:span><text:span text:style-name="T67">mappedBy = </text:span><text:span text:style-name="T68">"recipe"</text:span><text:span text:style-name="T67">)</text:span><text:span text:style-name="T67"><text:line-break/></text:span><text:span text:style-name="T66">private </text:span><text:span text:style-name="T67">Set&lt;Ingredient&gt; </text:span><text:span text:style-name="T72">ingredients</text:span><text:span text:style-name="T66">;</text:span></text:p><text:p text:style-name="P130"><text:span text:style-name="T66"/></text:p><text:p text:style-name="P130"><text:span text:style-name="T66">..</text:span></text:p><text:p text:style-name="P130"><text:span text:style-name="T70">@OneToOne</text:span><text:span text:style-name="T67">(cascade = CascadeType.</text:span><text:span text:style-name="T71">ALL</text:span><text:span text:style-name="T67">)</text:span><text:span text:style-name="T67"><text:line-break/></text:span><text:span text:style-name="T66">private </text:span><text:span text:style-name="T67">Notes </text:span><text:span text:style-name="T72">notes</text:span><text:span text:style-name="T66">;</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0">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7" draw:text-style-name="P141" svg:width="13.394cm" svg:height="5.481cm" svg:x="0cm" svg:y="0cm"><draw:text-box><text:p text:style-name="P130"><text:span text:style-name="T66">public interface </text:span><text:span text:style-name="T67">UnitOfMeasureRepository </text:span><text:span text:style-name="T66">extends </text:span><text:span text:style-name="T67">CrudRepository&lt;UnitOfMeasure</text:span><text:span text:style-name="T66">, </text:span><text:span text:style-name="T67">Long&gt; {</text:span><text:span text:style-name="T67"><text:line-break/></text:span><text:span text:style-name="T67">}</text:span></text:p><text:p text:style-name="P130"><text:span text:style-name="T67"/></text:p><text:p text:style-name="P130"><text:span text:style-name="T66">public interface </text:span><text:span text:style-name="T67">RecipeRepository </text:span><text:span text:style-name="T66">extends </text:span><text:span text:style-name="T67">CrudRepository&lt;Recipe</text:span><text:span text:style-name="T66">, </text:span><text:span text:style-name="T67">Long&gt; {</text:span><text:span text:style-name="T67"><text:line-break/></text:span><text:span text:style-name="T67">}</text:span></text:p><text:p text:style-name="P130"><text:span text:style-name="T67"/></text:p><text:p text:style-name="P130"><text:span text:style-name="T66">public interface </text:span><text:span text:style-name="T67">CategoryRepository </text:span><text:span text:style-name="T66">extends </text:span><text:span text:style-name="T67">CrudRepository&lt;Category</text:span><text:span text:style-name="T66">, </text:span><text:span text:style-name="T67">Long&gt; {</text:span><text:span text:style-name="T67"><text:line-break/></text:span><text:span text:style-name="T67">}</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03"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6" draw:text-style-name="P140" svg:width="11.598cm" svg:height="4.978cm" svg:x="0cm" svg:y="0cm"><draw:text-box><text:p text:style-name="P130"><text:span text:style-name="T66">INSERT INTO </text:span><text:span text:style-name="T67">category (description) </text:span><text:span text:style-name="T66">VALUES </text:span><text:span text:style-name="T67">(</text:span><text:span text:style-name="T68">'Amer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Itali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Mex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Fast Food'</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ea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able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up'</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Pin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Ounce'</text:span><text:span text:style-name="T67">);</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2">=</text:span><text:span text:style-name="T41">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4">see changes here</text:span></text:a></text:p>
      <text:p text:style-name="P72"/>
      <text:h text:style-name="P104"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5">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5" draw:text-style-name="P132"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4" draw:text-style-name="P139" svg:width="16.368cm" svg:height="14.516cm" svg:x="0cm" svg:y="0cm"><draw:text-box><text:p><text:span text:style-name="T69">public interface CategoryRepository extends CrudRepository&lt;Category, Long&gt; {</text:span></text:p><text:p><text:span text:style-name="T69"/></text:p><text:p><text:span text:style-name="T69"><text:s text:c="4"/></text:span><text:span text:style-name="T69">Optional&lt;Category&gt; findByDescription(String description);</text:span></text:p><text:p><text:span text:style-name="T69">}</text:span></text:p><text:p><text:span text:style-name="T69">--------------------------</text:span></text:p><text:p><text:span text:style-name="T69">public interface UnitOfMeasureRepository extends CrudRepository&lt;UnitOfMeasure, Long&gt; {</text:span></text:p><text:p><text:span text:style-name="T69"/></text:p><text:p><text:span text:style-name="T69"><text:s text:c="4"/></text:span><text:span text:style-name="T69">Optional&lt;UnitOfMeasure&gt; findByDescription(String description);</text:span></text:p><text:p><text:span text:style-name="T69">}</text:span></text:p><text:p><text:span text:style-name="T69">-----------------------------</text:span></text:p><text:p><text:span text:style-name="T69">@Controller</text:span></text:p><text:p><text:span text:style-name="T69">public class IndexController {</text:span></text:p><text:p><text:span text:style-name="T69"/></text:p><text:p><text:span text:style-name="T69"><text:s text:c="4"/></text:span><text:span text:style-name="T69">private CategoryRepository categoryRepository;</text:span></text:p><text:p><text:span text:style-name="T69"><text:s text:c="4"/></text:span><text:span text:style-name="T69">private UnitOfMeasureRepository unitOfMeasureRepository;</text:span></text:p><text:p><text:span text:style-name="T69"/></text:p><text:p><text:span text:style-name="T69"><text:s text:c="4"/></text:span><text:span text:style-name="T69">public IndexController(CategoryRepository categoryRepository, UnitOfMeasureRepository </text:span><text:span text:style-name="T69">unitOfMeasureRepository) {</text:span></text:p><text:p><text:span text:style-name="T69"><text:s text:c="8"/></text:span><text:span text:style-name="T69">this.categoryRepository = categoryRepository;</text:span></text:p><text:p><text:span text:style-name="T69"><text:s text:c="8"/></text:span><text:span text:style-name="T69">this.unitOfMeasureRepository = unitOfMeasureRepository;</text:span></text:p><text:p><text:span text:style-name="T69"><text:s text:c="4"/></text:span><text:span text:style-name="T69">}</text:span></text:p><text:p><text:span text:style-name="T69"/></text:p><text:p><text:span text:style-name="T69"><text:s text:c="4"/></text:span><text:span text:style-name="T69">@RequestMapping({"", "/", "/index"})</text:span></text:p><text:p><text:span text:style-name="T69"><text:s text:c="4"/></text:span><text:span text:style-name="T69">public String getIndexPage(){</text:span></text:p><text:p><text:span text:style-name="T69"/></text:p><text:p><text:span text:style-name="T69"><text:s text:c="8"/></text:span><text:span text:style-name="T69">Optional&lt;Category&gt; categoryOptional = categoryRepository.findByDescription("American");</text:span></text:p><text:p><text:span text:style-name="T69"><text:s text:c="8"/></text:span><text:span text:style-name="T69">Optional&lt;UnitOfMeasure&gt; unitOfMeasureOptional = </text:span><text:span text:style-name="T69">unitOfMeasureRepository.findByDescription("Teaspoon");</text:span></text:p><text:p><text:span text:style-name="T69"/></text:p><text:p><text:span text:style-name="T69"><text:s text:c="8"/></text:span><text:span text:style-name="T69">System.out.println("Cat Id is: " + categoryOptional.get().getId());</text:span></text:p><text:p><text:span text:style-name="T69"><text:s text:c="8"/></text:span><text:span text:style-name="T69">System.out.println("UOM ID is: " + unitOfMeasureOptional.get().getId());</text:span></text:p><text:p><text:span text:style-name="T69"/></text:p><text:p><text:span text:style-name="T69"><text:s text:c="8"/></text:span><text:span text:style-name="T69">return "index";</text:span></text:p><text:p><text:span text:style-name="T69"><text:s text:c="4"/></text:span><text:span text:style-name="T69">}</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5">see changes here</text:span></text:a></text:p>
      <text:p text:style-name="P75"/>
      <text:h text:style-name="P105"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6">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3" draw:text-style-name="P138" svg:width="9.886cm" svg:height="3.756cm" svg:x="0cm" svg:y="0cm"><draw:text-box><text:p text:style-name="P130"><text:span text:style-name="T66">INSERT INTO </text:span><text:span text:style-name="T67">unit_of_measure (description) </text:span><text:span text:style-name="T66">VALUES </text:span><text:span text:style-name="T67">(</text:span><text:span text:style-name="T68">'Ea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love'</text:span><text:span text:style-name="T67">);</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9" draw:text-style-name="P131" svg:width="13.066cm" svg:height="3.126cm" svg:x="0cm" svg:y="0cm"><draw:text-box><text:p text:style-name="P130"><text:span text:style-name="T58">// so it allows large strings</text:span><text:span text:style-name="T58"><text:line-break/></text:span><text:span text:style-name="T58">@Lob</text:span><text:span text:style-name="T58"><text:line-break/></text:span><text:span text:style-name="T58">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1" draw:text-style-name="P136" svg:width="16.382cm" svg:height="10.956cm" svg:x="0cm" svg:y="0cm"><draw:text-box><text:p><text:span text:style-name="T65">@Component</text:span></text:p><text:p><text:span text:style-name="T65">public class DataLoader implements CommandLineRunner {</text:span></text:p><text:p><text:span text:style-name="T65"/></text:p><text:p><text:span text:style-name="T65">// add repository</text:span></text:p><text:p><text:span text:style-name="T65"/></text:p><text:p><text:span text:style-name="T65">...</text:span></text:p><text:p><text:span text:style-name="T65"><text:s/></text:span><text:span text:style-name="T65">private final RecipeRepository recipeRepository;</text:span></text:p><text:p><text:span text:style-name="T65"><text:s/></text:span><text:span text:style-name="T65">...</text:span></text:p><text:p><text:span text:style-name="T65"><text:s/></text:span></text:p><text:p><text:span text:style-name="T65"><text:s text:c="5"/></text:span><text:span text:style-name="T65">public DataLoader(CategoryRepository categoryRepository, UnitOfMeasureRepository unitOfMeasureRepository, </text:span><text:span text:style-name="T65">RecipeRepository recipeRepository) {</text:span></text:p><text:p><text:span text:style-name="T65"><text:s text:c="8"/></text:span><text:span text:style-name="T65">this.categoryRepository = categoryRepository;</text:span></text:p><text:p><text:span text:style-name="T65"><text:s text:c="8"/></text:span><text:span text:style-name="T65">this.unitOfMeasureRepository = unitOfMeasureRepository;</text:span></text:p><text:p><text:span text:style-name="T65"><text:s text:c="8"/></text:span><text:span text:style-name="T65">this.recipeRepository = recipeRepository;</text:span></text:p><text:p><text:span text:style-name="T65"><text:s text:c="4"/></text:span><text:span text:style-name="T65">}</text:span></text:p><text:p><text:span text:style-name="T65"><text:s text:c="4"/></text:span><text:span text:style-name="T65">...</text:span></text:p><text:p><text:span text:style-name="T65"><text:s text:c="4"/></text:span><text:span text:style-name="T65">// load the data and save to repository</text:span></text:p><text:p><text:span text:style-name="T65"><text:s text:c="5"/></text:span><text:span text:style-name="T65">@Override</text:span></text:p><text:p><text:span text:style-name="T65"><text:s text:c="4"/></text:span><text:span text:style-name="T65">public void run(String... args) throws Exception {</text:span></text:p><text:p><text:span text:style-name="T65"><text:s text:c="8"/></text:span><text:span text:style-name="T65">// Perfect Guacamole</text:span></text:p><text:p><text:span text:style-name="T65"><text:s text:c="6"/></text:span><text:span text:style-name="T65">// <text:s/>Recipe perfectGuacamole = recipeRepository.save(new Recipe());</text:span></text:p><text:p><text:span text:style-name="T65"><text:s text:c="7"/></text:span><text:span text:style-name="T65">Recipe perfectGuacamole = new Recipe();</text:span></text:p><text:p><text:span text:style-name="T65"><text:s text:c="7"/></text:span><text:span text:style-name="T65">...</text:span></text:p><text:p><text:span text:style-name="T65"><text:s text:c="8"/></text:span><text:span text:style-name="T65">perfectGuacamole.setPrepTime(10);</text:span></text:p><text:p><text:span text:style-name="T65"><text:s text:c="8"/></text:span><text:span text:style-name="T65">...</text:span></text:p><text:p><text:span text:style-name="T65"><text:s text:c="9"/></text:span><text:span text:style-name="T65">// <text:s/>save to repository</text:span></text:p><text:p><text:span text:style-name="T65"><text:s text:c="8"/></text:span><text:span text:style-name="T65">perfectGuacamole = recipeRepository.save(perfectGuacamole);</text:span></text:p><text:p><text:span text:style-name="T65"><text:s text:c="6"/></text:span><text:span text:style-name="T65">...</text:span></text:p><text:p><text:span text:style-name="T65"><text:s text:c="6"/></text:span><text:span text:style-name="T65">}</text:span></text:p><text:p><text:span text:style-name="T65"><text:s text:c="4"/></text:span><text:span text:style-name="T65">}</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2" draw:text-style-name="P137" svg:width="17.192cm" svg:height="4.384cm" svg:x="0.385cm" svg:y="0.083cm"><draw:text-box><text:p><text:span text:style-name="T65">Both can be used for the same thing. ApplicationListener is part of Spring Framework, while CommandLineRunner is part </text:span><text:span text:style-name="T65">of Spring Boot.</text:span></text:p><text:p><text:span text:style-name="T65"/></text:p><text:p><text:span text:style-name="T65">So if you have to work on a Spring Framework application without Spring Boot, you will have to use ApplicationListener.</text:span></text:p><text:p><text:span text:style-name="T65"/></text:p><text:p><text:span text:style-name="T65">When will we use ApplicationReadyEvent and when we use ContextRefreshedEvent?</text:span></text:p><text:p><text:span text:style-name="T65">Again, ContextRefreshedEvent is part of Spring Framework, while ApplicationReadyEvent is Spring Boot specific.</text:span></text:p><text:p><text:span text:style-name="T65"/></text:p><text:p><text:span text:style-name="T65">So if you want to keep your code generic and not tied to Spring Boot, go with ContextRefreshedEvent.</text:span></text:p><text:p><text:span text:style-name="T65"/></text:p><text:p><text:span text:style-name="T65"/></text:p><text:p><text:span text:style-name="T65"/></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0" draw:text-style-name="P136" svg:width="15.341cm" svg:height="7.305cm" svg:x="0cm" svg:y="0cm"><draw:text-box><text:p><text:span text:style-name="T65">public interface RecipeService {</text:span></text:p><text:p><text:span text:style-name="T65"/></text:p><text:p><text:span text:style-name="T65"><text:s text:c="4"/></text:span><text:span text:style-name="T65">public List&lt;Recipe&gt; getRecipes();</text:span></text:p><text:p><text:span text:style-name="T65">}</text:span></text:p><text:p><text:span text:style-name="T65"/></text:p><text:p><text:span text:style-name="T65">@Service</text:span></text:p><text:p><text:span text:style-name="T65">public class RecipeServiceImpl implements RecipeService {</text:span></text:p><text:p><text:span text:style-name="T65"><text:s text:c="4"/></text:span><text:span text:style-name="T65">private final RecipeRepository recipeRepository;</text:span></text:p><text:p><text:span text:style-name="T65"/></text:p><text:p><text:span text:style-name="T65"><text:s text:c="4"/></text:span><text:span text:style-name="T65">public RecipeServiceImpl(RecipeRepository recipeRepository) {</text:span></text:p><text:p><text:span text:style-name="T65"><text:s text:c="8"/></text:span><text:span text:style-name="T65">this.recipeRepository = recipeRepository;</text:span></text:p><text:p><text:span text:style-name="T65"><text:s text:c="4"/></text:span><text:span text:style-name="T65">}</text:span></text:p><text:p><text:span text:style-name="T65"/></text:p><text:p><text:span text:style-name="T65"><text:s text:c="4"/></text:span><text:span text:style-name="T65">public List&lt;Recipe&gt; getRecipes(){</text:span></text:p><text:p><text:span text:style-name="T65"/></text:p><text:p><text:span text:style-name="T65"><text:s text:c="8"/></text:span><text:span text:style-name="T65">List&lt;Recipe&gt; list = new ArrayList&lt;&gt;();</text:span></text:p><text:p><text:span text:style-name="T65"><text:s text:c="8"/></text:span><text:span text:style-name="T65">recipeRepository.findAll().forEach(list::add);</text:span></text:p><text:p><text:span text:style-name="T65"><text:s text:c="8"/></text:span><text:span text:style-name="T65">return list;</text:span></text:p><text:p><text:span text:style-name="T65"><text:s text:c="4"/></text:span><text:span text:style-name="T65">}</text:span></text:p><text:p><text:span text:style-name="T65">}</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35" svg:width="15.149cm" svg:height="10.688cm" svg:x="0cm" svg:y="0cm"><draw:text-box><text:p text:style-name="P130"><text:span text:style-name="T58">@Controller</text:span><text:span text:style-name="T58"><text:line-break/></text:span><text:span text:style-name="T58">public class IndexController {</text:span><text:span text:style-name="T58"><text:line-break/></text:span><text:span text:style-name="T58"><text:line-break/></text:span><text:span text:style-name="T58"> <text:s text:c="3"/>private CategoryRepository categoryRepository;</text:span><text:span text:style-name="T58"><text:line-break/></text:span><text:span text:style-name="T58"> <text:s text:c="3"/>private UnitOfMeasureRepository unitOfMeasureRepository;</text:span><text:span text:style-name="T58"><text:line-break/></text:span><text:span text:style-name="T58"><text:line-break/></text:span><text:span text:style-name="T58"> <text:s text:c="2"/></text:span><text:span text:style-name="T63"><text:s/>private RecipeService recipeService;</text:span><text:span text:style-name="T58"><text:line-break/></text:span><text:span text:style-name="T58"><text:line-break/></text:span><text:span text:style-name="T58"> <text:s text:c="3"/>public IndexController(CategoryRepository categoryRepository,</text:span><text:span text:style-name="T58"><text:line-break/></text:span><text:span text:style-name="T58"> <text:s text:c="26"/>UnitOfMeasureRepository unitOfMeasureRepository,</text:span><text:span text:style-name="T58"><text:line-break/></text:span><text:span text:style-name="T58"> <text:s text:c="26"/></text:span><text:span text:style-name="T63">RecipeServiceImpl recipeService</text:span><text:span text:style-name="T58"><text:line-break/></text:span><text:span text:style-name="T58"> <text:s text:c="26"/>) {</text:span><text:span text:style-name="T58"><text:line-break/></text:span><text:span text:style-name="T58"> <text:s text:c="7"/>this.categoryRepository = categoryRepository;</text:span><text:span text:style-name="T58"><text:line-break/></text:span><text:span text:style-name="T58"> <text:s text:c="7"/>this.unitOfMeasureRepository = unitOfMeasureRepository;</text:span><text:span text:style-name="T58"><text:line-break/></text:span><text:span text:style-name="T58"> <text:s text:c="7"/></text:span><text:span text:style-name="T63">this.recipeService = recipeService;</text:span><text:span text:style-name="T63"><text:line-break/></text:span><text:span text:style-name="T63"> <text:s text:c="2"/></text:span><text:span text:style-name="T61"><text:s/>}</text:span></text:p><text:p text:style-name="P130"><text:span text:style-name="T58"/></text:p><text:p text:style-name="P130"><text:span text:style-name="T58">@RequestMapping({"","/","/index"})</text:span><text:span text:style-name="T58"><text:line-break/></text:span><text:span text:style-name="T58">public String getIndexPage(</text:span><text:span text:style-name="T63">Model model</text:span><text:span text:style-name="T58">){</text:span></text:p><text:p text:style-name="P130"><text:span text:style-name="T58">…</text:span></text:p><text:p text:style-name="P130"><text:span text:style-name="T58"><text:s text:c="2"/></text:span><text:span text:style-name="T63">model.addAttribute("recipes",recipeService.getRecipes());</text:span><text:span text:style-name="T63"><text:line-break/></text:span><text:span text:style-name="T58"><text:line-break/></text:span><text:span text:style-name="T58"> <text:s text:c="3"/>return "index";</text:span><text:span text:style-name="T58"><text:line-break/></text:span><text:span text:style-name="T58"><text:line-break/></text:span><text:span text:style-name="T58">}</text:span></text:p><text:p text:style-name="P130"><text:span text:style-name="T58"><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7">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7" draw:text-style-name="P134" svg:width="12.586cm" svg:height="9.866cm" svg:x="0cm" svg:y="0cm"><draw:text-box><text:p text:style-name="P130"><text:span text:style-name="T61">&lt;!DOCTYPE html&gt;</text:span><text:span text:style-name="T61"><text:line-break/></text:span><text:span text:style-name="T61">&lt;html lang="en" </text:span><text:span text:style-name="T63">xmlns:th="http://www.thymeleaf.org</text:span><text:span text:style-name="T61">"&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text:line-break/></text:span><text:span text:style-name="T61">&lt;table&gt;</text:span><text:span text:style-name="T61"><text:line-break/></text:span><text:span text:style-name="T61"> <text:s text:c="3"/>&lt;tr&gt;</text:span><text:span text:style-name="T61"><text:line-break/></text:span><text:span text:style-name="T61"> <text:s text:c="7"/>&lt;th&gt;ID&lt;/th&gt;</text:span><text:span text:style-name="T61"><text:line-break/></text:span><text:span text:style-name="T61"> <text:s text:c="7"/>&lt;th&gt;Description&lt;/th&gt;</text:span><text:span text:style-name="T61"><text:line-break/></text:span><text:span text:style-name="T61"> <text:s text:c="3"/>&lt;/tr&gt;</text:span><text:span text:style-name="T61"><text:line-break/></text:span><text:span text:style-name="T61"> <text:s text:c="3"/></text:span><text:span text:style-name="T63">&lt;tr th:each="recipe : ${</text:span><text:span text:style-name="T64">recipes</text:span><text:span text:style-name="T63">}"&gt;</text:span><text:span text:style-name="T63"><text:line-break/></text:span><text:span text:style-name="T63"> <text:s text:c="7"/>&lt;td th:text="${recipe.id}"&gt;123&lt;/td&gt;</text:span><text:span text:style-name="T63"><text:line-break/></text:span><text:span text:style-name="T63"> <text:s text:c="7"/>&lt;td th:text="${recipe.description}"&gt;description&lt;/td&gt;</text:span><text:span text:style-name="T63"><text:line-break/></text:span><text:span text:style-name="T63"> <text:s text:c="7"/>&lt;td th:text="${recipe.categories}"&gt;category&lt;/td&gt;</text:span><text:span text:style-name="T61"><text:line-break/></text:span><text:span text:style-name="T61"> <text:s text:c="3"/>&lt;/tr&gt;</text:span><text:span text:style-name="T61"><text:line-break/></text:span><text:span text:style-name="T61"><text:line-break/></text:span><text:span text:style-name="T61">&lt;/table&gt;</text:span><text:span text:style-name="T61"><text:line-break/></text:span><text:span text:style-name="T61">&lt;/body&gt;</text:span><text:span text:style-name="T61"><text:line-break/></text:span><text:span text:style-name="T61"><text:line-break/></text:span><text:span text:style-name="T61">&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06"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0">Using_setters-on-pojo</text:span></text:a></text:p>
      <text:p text:style-name="P82"/>
      <text:p text:style-name="P82"><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6" draw:text-style-name="P133" svg:width="11.187cm" svg:height="4.112cm" svg:x="0cm" svg:y="0cm"><draw:text-box><text:p text:style-name="P130"><text:span text:style-name="T61">public Notes getNotes() {</text:span><text:span text:style-name="T61"><text:line-break/></text:span><text:span text:style-name="T61"> <text:s text:c="3"/>return notes;</text:span><text:span text:style-name="T61"><text:line-break/></text:span><text:span text:style-name="T61">}</text:span><text:span text:style-name="T61"><text:line-break/></text:span><text:span text:style-name="T61"><text:line-break/></text:span><text:span text:style-name="T61">public void setNotes(Notes notes) {</text:span><text:span text:style-name="T61"><text:line-break/></text:span><text:span text:style-name="T61"><text:line-break/></text:span><text:span text:style-name="T61"> <text:s text:c="3"/>this.notes = notes;</text:span><text:span text:style-name="T61"><text:line-break/></text:span><text:span text:style-name="T61"> <text:s text:c="3"/>notes.setRecipe(this); // added for bi-directional update from one location</text:span><text:span text:style-name="T61"><text:line-break/></text:span><text:span text:style-name="T61">}</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5" draw:text-style-name="P133" svg:width="12.05cm" svg:height="9.212cm" svg:x="0cm" svg:y="0cm"><draw:text-box><text:p text:style-name="P130"><text:span text:style-name="T60"><text:s/></text:span><text:span text:style-name="T60">...</text:span></text:p><text:p text:style-name="P130"><text:span text:style-name="T61"/></text:p><text:p text:style-name="P130"><text:span text:style-name="T61">/*</text:span><text:span text:style-name="T61"><text:line-break/></text:span><text:span text:style-name="T61"> <text:s text:c="4"/>setNotes no longer needed to be called</text:span><text:span text:style-name="T61"><text:line-break/></text:span><text:span text:style-name="T61"><text:line-break/></text:span><text:span text:style-name="T61"> <text:s text:c="2"/>*/</text:span><text:span text:style-name="T61"><text:line-break/></text:span><text:span text:style-name="T61">// notes.setRecipe(perfectGuacamole);</text:span><text:span text:style-name="T61"><text:line-break/></text:span><text:span text:style-name="T61"> <text:s/>perfectGuacamole.setNotes(notes);</text:span></text:p><text:p text:style-name="P130"><text:span text:style-name="T61">…</text:span></text:p><text:p text:style-name="P130"><text:span text:style-name="T61"/></text:p><text:p text:style-name="P130"><text:span text:style-name="T61"><text:s/></text:span><text:span text:style-name="T61">//set Notes</text:span><text:span text:style-name="T61"><text:line-break/></text:span><text:span text:style-name="T61"> notes = new Notes();</text:span><text:span text:style-name="T61"><text:line-break/></text:span><text:span text:style-name="T61"> notes.setRecipeNotes("The ancho chiles I use in the marinade are named for their wide </text:span><text:span text:style-name="T61">shape.");</text:span><text:span text:style-name="T61"><text:line-break/></text:span><text:span text:style-name="T61"><text:line-break/></text:span><text:span text:style-name="T61"> /*</text:span><text:span text:style-name="T61"><text:line-break/></text:span><text:span text:style-name="T61"> <text:s text:c="3"/>notes no longer needed to be called</text:span><text:span text:style-name="T61"><text:line-break/></text:span><text:span text:style-name="T61"> <text:s/>*/</text:span><text:span text:style-name="T61"><text:line-break/></text:span><text:span text:style-name="T61">// notes.setRecipe(chicken);</text:span><text:span text:style-name="T61"><text:line-break/></text:span><text:span text:style-name="T61">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8">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4" draw:text-style-name="P134" svg:width="12.845cm" svg:height="5.756cm" svg:x="0cm" svg:y="-1cm"><draw:text-box><text:p text:style-name="P130"><text:span text:style-name="T61">@OneToMany(cascade = CascadeType.</text:span><text:span text:style-name="T62">ALL</text:span><text:span text:style-name="T61">, mappedBy = "recipe")</text:span><text:span text:style-name="T61"><text:line-break/></text:span><text:span text:style-name="T61">private Set&lt;Ingredient&gt; ingredients = new HashSet&lt;&gt;(); // added so that I don't have to </text:span><text:span text:style-name="T61">create object outside class</text:span></text:p><text:p text:style-name="P130"><text:span text:style-name="T61"/></text:p><text:p text:style-name="P130"><text:span text:style-name="T61"/></text:p><text:p text:style-name="P130"><text:span text:style-name="T61">/*</text:span><text:span text:style-name="T61"><text:line-break/></text:span><text:span text:style-name="T61"> <text:s text:c="2"/>Utility method added so One can add ingredients from the recipe jojo</text:span><text:span text:style-name="T61"><text:line-break/></text:span><text:span text:style-name="T61"> <text:s text:c="2"/>instead in the ingriendient pojo</text:span><text:span text:style-name="T61"><text:line-break/></text:span><text:span text:style-name="T61"> */</text:span><text:span text:style-name="T61"><text:line-break/></text:span><text:span text:style-name="T61">public Recipe addIngredient(Ingredient ingredient){</text:span><text:span text:style-name="T61"><text:line-break/></text:span><text:span text:style-name="T61"> <text:s text:c="3"/>ingredient.setRecipe(this);</text:span><text:span text:style-name="T61"><text:line-break/></text:span><text:span text:style-name="T61"> <text:s text:c="3"/>this.ingredients.add(ingredient);</text:span><text:span text:style-name="T61"><text:line-break/></text:span><text:span text:style-name="T61"> <text:s text:c="3"/>return this;</text:span><text:span text:style-name="T61"><text:line-break/></text:span><text:span text:style-name="T61">}</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3" draw:text-style-name="P133" svg:width="12.831cm" svg:height="9.455cm" svg:x="0.004cm" svg:y="0cm"><draw:text-box><text:p text:style-name="P130"><text:span text:style-name="T60"/></text:p><text:p text:style-name="P130"><text:span text:style-name="T60">...</text:span><text:span text:style-name="T60"><text:line-break/></text:span><text:span text:style-name="T60"> <text:s text:c="7"/></text:span><text:span text:style-name="T61">// refactored to make use the addIngrients untlity method</text:span><text:span text:style-name="T61"><text:line-break/></text:span><text:span text:style-name="T61"> <text:s text:c="5"/>addIngredient(0.25,"kosher salt, plus more to taste","Teaspoon",perfectGuacamole);</text:span><text:span text:style-name="T61"><text:line-break/></text:span><text:span text:style-name="T61"> <text:s text:c="5"/>addIngredient(1,"fresh lime or lemon juice","Tablespoon",perfectGuacamole);</text:span></text:p><text:p text:style-name="P130"><text:span text:style-name="T61"/></text:p><text:p text:style-name="P130"><text:span text:style-name="T61">…</text:span></text:p><text:p text:style-name="P130"><text:span text:style-name="T61">private void addIngredient(double d, String description, String uom, Recipe recipe){</text:span><text:span text:style-name="T61"><text:line-break/></text:span><text:span text:style-name="T61"> <text:s text:c="3"/>Ingredient ingredient = new Ingredient();</text:span><text:span text:style-name="T61"><text:line-break/></text:span><text:span text:style-name="T61"> <text:s text:c="3"/>ingredient.setAmount(new BigDecimal(d));</text:span><text:span text:style-name="T61"><text:line-break/></text:span><text:span text:style-name="T61"> <text:s text:c="3"/>ingredient.setDescription(description);</text:span><text:span text:style-name="T61"><text:line-break/></text:span><text:span text:style-name="T61"> <text:s text:c="3"/>//ingredient.setUom(unitOfMeasureRepository.findByDescription(uom).get());</text:span><text:span text:style-name="T61"><text:line-break/></text:span><text:span text:style-name="T61"> <text:s text:c="3"/>unitOfMeasureRepository.findByDescription(uom).ifPresent(u -&gt; ingredient.setUom(u));</text:span><text:span text:style-name="T61"><text:line-break/></text:span><text:span text:style-name="T61"> <text:s text:c="3"/>recipe.addIngredient(ingredient); // calls utilty method</text:span><text:span text:style-name="T61"><text:line-break/></text:span><text:span text:style-name="T61"><text:line-break/></text:span><text:span text:style-name="T61"><text:line-break/></text:span><text:span text:style-name="T61">}</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49">See changes here</text:span></text:a></text:p>
      <text:p text:style-name="P44"/>
      <text:p text:style-name="P60"><text:soft-page-break/></text:p>
      <text:h text:style-name="P107" text:outline-level="1">Section <text:span text:style-name="T52">9 Project Lombok</text:span></text:h>
      <text:p text:style-name="P45"/>
      <text:h text:style-name="P108" text:outline-level="1">Lesson 162 – Adding Project Lombok and IDE Configuration</text:h>
      <text:p text:style-name="P88"><text:a xlink:type="simple" xlink:href="../../../../Section9_ProjectLombok/OverviewOfLombok.pdf" text:style-name="Internet_20_link" text:visited-style-name="Visited_20_Internet_20_Link"><text:span text:style-name="T52">Notes on Lombok</text:span></text:a></text:p>
      <text:p text:style-name="P88"/>
      <text:p text:style-name="P87">Here I’ll add the lombok dependencies to the pom file and to the setting of the IDE addons.</text:p>
      <text:p text:style-name="P87"/>
      <text:p text:style-name="P87"><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2" draw:text-style-name="P132"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3">See changes here</text:span></text:a></text:p>
      <text:p text:style-name="P88"/>
      <text:h text:style-name="P109"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4">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1" draw:text-style-name="P131" svg:width="13.08cm" svg:height="12.743cm" svg:x="0.411cm" svg:y="0.097cm"><draw:text-box><text:p text:style-name="P130"><text:span text:style-name="T58">package guru.springframework.service;</text:span><text:span text:style-name="T58"><text:line-break/></text:span><text:span text:style-name="T58"><text:line-break/></text:span><text:span text:style-name="T58">import guru.springframework.domain.Recipe;</text:span><text:span text:style-name="T58"><text:line-break/></text:span><text:span text:style-name="T58">import guru.springframework.repositories.RecipeRepository;</text:span><text:span text:style-name="T58"><text:line-break/></text:span><text:span text:style-name="T58">import lombok.extern.slf4j.Slf4j;</text:span><text:span text:style-name="T58"><text:line-break/></text:span><text:span text:style-name="T58">import org.springframework.stereotype.Service;</text:span><text:span text:style-name="T58"><text:line-break/></text:span><text:span text:style-name="T58"><text:line-break/></text:span><text:span text:style-name="T58">import java.util.ArrayList;</text:span><text:span text:style-name="T58"><text:line-break/></text:span><text:span text:style-name="T58">import java.util.List;</text:span><text:span text:style-name="T58"><text:line-break/></text:span><text:span text:style-name="T58"><text:line-break/></text:span><text:span text:style-name="T58">/*</text:span><text:span text:style-name="T58"><text:line-break/></text:span><text:span text:style-name="T58">• @Log - Creates a Java util logger - Java util loggers are awful</text:span><text:span text:style-name="T58"><text:line-break/></text:span><text:span text:style-name="T58">• @Slf4j - Creates a</text:span><text:span text:style-name="T58"><text:line-break/></text:span><text:span text:style-name="T58"> */</text:span><text:span text:style-name="T58"><text:line-break/></text:span><text:span text:style-name="T58">@Slf4j</text:span><text:span text:style-name="T58"><text:line-break/></text:span><text:span text:style-name="T58">@Service</text:span><text:span text:style-name="T58"><text:line-break/></text:span><text:span text:style-name="T58">public class RecipeServiceImpl implements RecipeService {</text:span><text:span text:style-name="T58"><text:line-break/></text:span><text:span text:style-name="T58"> <text:s text:c="3"/>private final RecipeRepository recipeRepository;</text:span><text:span text:style-name="T58"><text:line-break/></text:span><text:span text:style-name="T58"><text:line-break/></text:span><text:span text:style-name="T58"> <text:s text:c="3"/>public RecipeServiceImpl(RecipeRepository recipeRepository) {</text:span><text:span text:style-name="T58"><text:line-break/></text:span><text:span text:style-name="T58"> <text:s text:c="7"/>this.recipeRepository = recipeRepository;</text:span><text:span text:style-name="T58"><text:line-break/></text:span><text:span text:style-name="T58"> <text:s text:c="3"/>}</text:span><text:span text:style-name="T58"><text:line-break/></text:span><text:span text:style-name="T58"><text:line-break/></text:span><text:span text:style-name="T58"> <text:s text:c="3"/>public List&lt;Recipe&gt; getRecipes(){</text:span><text:span text:style-name="T58"><text:line-break/></text:span><text:span text:style-name="T58"> <text:s text:c="7"/></text:span><text:span text:style-name="T59">log</text:span><text:span text:style-name="T58">.debug("I'm in the service");</text:span><text:span text:style-name="T58"><text:line-break/></text:span><text:span text:style-name="T58"> <text:s text:c="7"/>List&lt;Recipe&gt; list = new ArrayList&lt;&gt;();</text:span><text:span text:style-name="T58"><text:line-break/></text:span><text:span text:style-name="T58"> <text:s text:c="7"/>recipeRepository.findAll().forEach(list::add);</text:span><text:span text:style-name="T58"><text:line-break/></text:span><text:span text:style-name="T58"> <text:s text:c="7"/>return list;</text:span><text:span text:style-name="T58"><text:line-break/></text:span><text:span text:style-name="T58"> <text:s text:c="3"/>}</text:span><text:span text:style-name="T58"><text:line-break/></text:span><text:span text:style-name="T58">}</text:span><text:span text:style-name="T58"><text:line-break/></text:span><text:span text:style-name="T58"/></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4">See changes here</text:span></text:a></text:p>
      <text:p text:style-name="P94"/>
      <text:h text:style-name="P110"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5">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11"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7">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6">“</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4"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4"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7">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4T10:48:21.445023752</dc:date>
    <meta:editing-duration>PT6H25M22S</meta:editing-duration>
    <meta:editing-cycles>58</meta:editing-cycles>
    <meta:generator>LibreOffice/7.3.7.2$Linux_X86_64 LibreOffice_project/30$Build-2</meta:generator>
    <meta:document-statistic meta:table-count="0" meta:image-count="25" meta:object-count="0" meta:page-count="40" meta:paragraph-count="334" meta:word-count="3755" meta:character-count="21776" meta:non-whitespace-character-count="17799"/>
  </office:meta>
</office:document-meta>
</file>